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9839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Number of upward oriented pixels in top half of image</text:p>
          </table:table-cell>
          <table:table-cell table:style-name="ce1" office:value-type="string">
            <text:p>Number of upward oriented pixels in bottom half</text:p>
          </table:table-cell>
          <table:table-cell table:style-name="ce1" office:value-type="string">
            <text:p>Total number of edge pixels</text:p>
          </table:table-cell>
          <table:table-cell table:style-name="ce1" office:value-type="string">
            <text:p>number of horizontally oriented pixels</text:p>
          </table:table-cell>
          <table:table-cell table:style-name="ce1" office:value-type="string">
            <text:p>Number of vertically oriented pixels</text:p>
          </table:table-cell>
          <table:table-cell table:style-name="ce1" office:value-type="string">
            <text:p>Number of horizontally oriented pixels that are not black</text:p>
          </table:table-cell>
          <table:table-cell table:style-name="ce1" office:value-type="string">
            <text:p>number of upward oriented pixels (minus black pixels)</text:p>
          </table:table-cell>
          <table:table-cell table:style-name="ce1" office:value-type="string">
            <text:p>% upward oriented edge pixels</text:p>
          </table:table-cell>
          <table:table-cell table:style-name="ce1" office:value-type="string">
            <text:p>horizontal edge pixels / vertical edge pixels</text:p>
          </table:table-cell>
          <table:table-cell table:style-name="ce1" office:value-type="string">
            <text:p>% horizontal oriented edge pixels</text:p>
          </table:table-cell>
          <table:table-cell table:style-name="ce1" office:value-type="string">
            <text:p>% edge pixels</text:p>
          </table:table-cell>
          <table:table-cell table:style-name="ce1" table:number-columns-repeated="1013"/>
        </table:table-row>
        <table:table-row table:style-name="ro2">
          <table:table-cell table:number-columns-repeated="2" office:value-type="string">
            <text:p>Sydney/</text:p>
          </table:table-cell>
          <table:table-cell office:value-type="string">
            <text:p>Sydney </text:p>
          </table:table-cell>
          <table:table-cell table:number-columns-repeated="4" office:value-type="string">
            <text:p>Sydney/</text:p>
          </table:table-cell>
          <table:table-cell table:number-columns-repeated="8" office:value-type="string">
            <text:p>Sydney</text:p>
          </table:table-cell>
          <table:table-cell table:number-columns-repeated="1009"/>
        </table:table-row>
        <table:table-row table:style-name="ro2">
          <table:table-cell office:value-type="float" office:value="192025">
            <text:p>192025</text:p>
          </table:table-cell>
          <table:table-cell office:value-type="float" office:value="139811">
            <text:p>139811</text:p>
          </table:table-cell>
          <table:table-cell office:value-type="float" office:value="112394">
            <text:p>112394</text:p>
          </table:table-cell>
          <table:table-cell office:value-type="float" office:value="284156">
            <text:p>284156</text:p>
          </table:table-cell>
          <table:table-cell office:value-type="float" office:value="67911">
            <text:p>67911</text:p>
          </table:table-cell>
          <table:table-cell office:value-type="float" office:value="24453">
            <text:p>24453</text:p>
          </table:table-cell>
          <table:table-cell office:value-type="float" office:value="38233">
            <text:p>38233</text:p>
          </table:table-cell>
          <table:table-cell table:formula="of:=[.G3]/[.C3]" office:value-type="float" office:value="0.340169404060715">
            <text:p>0.3401694041</text:p>
          </table:table-cell>
          <table:table-cell table:formula="of:=[.D3]/[.E3]" office:value-type="float" office:value="4.18424113913799">
            <text:p>4.1842411391</text:p>
          </table:table-cell>
          <table:table-cell table:formula="of:=[.F3]/[.C3]" office:value-type="float" office:value="0.217564994572664">
            <text:p>0.2175649946</text:p>
          </table:table-cell>
          <table:table-cell table:formula="of:=[.C3]/400000" office:value-type="float" office:value="0.280985">
            <text:p>0.280985</text:p>
          </table:table-cell>
          <table:table-cell table:number-columns-repeated="1013"/>
        </table:table-row>
        <table:table-row table:style-name="ro2">
          <table:table-cell office:value-type="float" office:value="188707">
            <text:p>188707</text:p>
          </table:table-cell>
          <table:table-cell office:value-type="float" office:value="136639">
            <text:p>136639</text:p>
          </table:table-cell>
          <table:table-cell office:value-type="float" office:value="118193">
            <text:p>118193</text:p>
          </table:table-cell>
          <table:table-cell office:value-type="float" office:value="275530">
            <text:p>275530</text:p>
          </table:table-cell>
          <table:table-cell office:value-type="float" office:value="71171">
            <text:p>71171</text:p>
          </table:table-cell>
          <table:table-cell office:value-type="float" office:value="23732">
            <text:p>23732</text:p>
          </table:table-cell>
          <table:table-cell office:value-type="float" office:value="39044">
            <text:p>39044</text:p>
          </table:table-cell>
          <table:table-cell table:formula="of:=[.G4]/[.C4]" office:value-type="float" office:value="0.330341052346586">
            <text:p>0.3303410523</text:p>
          </table:table-cell>
          <table:table-cell table:formula="of:=[.D4]/[.E4]" office:value-type="float" office:value="3.87138019699035">
            <text:p>3.871380197</text:p>
          </table:table-cell>
          <table:table-cell table:formula="of:=[.F4]/[.C4]" office:value-type="float" office:value="0.200790232924116">
            <text:p>0.2007902329</text:p>
          </table:table-cell>
          <table:table-cell table:formula="of:=[.C4]/400000" office:value-type="float" office:value="0.2954825">
            <text:p>0.2954825</text:p>
          </table:table-cell>
          <table:table-cell table:number-columns-repeated="1013"/>
        </table:table-row>
        <table:table-row table:style-name="ro2">
          <table:table-cell office:value-type="float" office:value="184742">
            <text:p>184742</text:p>
          </table:table-cell>
          <table:table-cell office:value-type="float" office:value="143365">
            <text:p>143365</text:p>
          </table:table-cell>
          <table:table-cell office:value-type="float" office:value="116364">
            <text:p>116364</text:p>
          </table:table-cell>
          <table:table-cell office:value-type="float" office:value="277577">
            <text:p>277577</text:p>
          </table:table-cell>
          <table:table-cell office:value-type="float" office:value="67407">
            <text:p>67407</text:p>
          </table:table-cell>
          <table:table-cell office:value-type="float" office:value="26406">
            <text:p>26406</text:p>
          </table:table-cell>
          <table:table-cell office:value-type="float" office:value="40333">
            <text:p>40333</text:p>
          </table:table-cell>
          <table:table-cell table:formula="of:=[.G5]/[.C5]" office:value-type="float" office:value="0.346610635591764">
            <text:p>0.3466106356</text:p>
          </table:table-cell>
          <table:table-cell table:formula="of:=[.D5]/[.E5]" office:value-type="float" office:value="4.11792543801089">
            <text:p>4.117925438</text:p>
          </table:table-cell>
          <table:table-cell table:formula="of:=[.F5]/[.C5]" office:value-type="float" office:value="0.226925853356708">
            <text:p>0.2269258534</text:p>
          </table:table-cell>
          <table:table-cell table:formula="of:=[.C5]/400000" office:value-type="float" office:value="0.29091">
            <text:p>0.29091</text:p>
          </table:table-cell>
          <table:table-cell table:number-columns-repeated="1013"/>
        </table:table-row>
        <table:table-row table:style-name="ro2">
          <table:table-cell office:value-type="float" office:value="199722">
            <text:p>199722</text:p>
          </table:table-cell>
          <table:table-cell office:value-type="float" office:value="137557">
            <text:p>137557</text:p>
          </table:table-cell>
          <table:table-cell office:value-type="float" office:value="105811">
            <text:p>105811</text:p>
          </table:table-cell>
          <table:table-cell office:value-type="float" office:value="292701">
            <text:p>292701</text:p>
          </table:table-cell>
          <table:table-cell office:value-type="float" office:value="66219">
            <text:p>66219</text:p>
          </table:table-cell>
          <table:table-cell office:value-type="float" office:value="21892">
            <text:p>21892</text:p>
          </table:table-cell>
          <table:table-cell office:value-type="float" office:value="34465">
            <text:p>34465</text:p>
          </table:table-cell>
          <table:table-cell table:formula="of:=[.G6]/[.C6]" office:value-type="float" office:value="0.325722278402056">
            <text:p>0.3257222784</text:p>
          </table:table-cell>
          <table:table-cell table:formula="of:=[.D6]/[.E6]" office:value-type="float" office:value="4.42019662030535">
            <text:p>4.4201966203</text:p>
          </table:table-cell>
          <table:table-cell table:formula="of:=[.F6]/[.C6]" office:value-type="float" office:value="0.206897203504362">
            <text:p>0.2068972035</text:p>
          </table:table-cell>
          <table:table-cell table:formula="of:=[.C6]/400000" office:value-type="float" office:value="0.2645275">
            <text:p>0.2645275</text:p>
          </table:table-cell>
          <table:table-cell table:number-columns-repeated="1013"/>
        </table:table-row>
        <table:table-row table:style-name="ro2">
          <table:table-cell office:value-type="float" office:value="193578">
            <text:p>193578</text:p>
          </table:table-cell>
          <table:table-cell office:value-type="float" office:value="134350">
            <text:p>134350</text:p>
          </table:table-cell>
          <table:table-cell office:value-type="float" office:value="114016">
            <text:p>114016</text:p>
          </table:table-cell>
          <table:table-cell office:value-type="float" office:value="279963">
            <text:p>279963</text:p>
          </table:table-cell>
          <table:table-cell office:value-type="float" office:value="70697">
            <text:p>70697</text:p>
          </table:table-cell>
          <table:table-cell office:value-type="float" office:value="22963">
            <text:p>22963</text:p>
          </table:table-cell>
          <table:table-cell office:value-type="float" office:value="37117">
            <text:p>37117</text:p>
          </table:table-cell>
          <table:table-cell table:formula="of:=[.G7]/[.C7]" office:value-type="float" office:value="0.325542029188886">
            <text:p>0.3255420292</text:p>
          </table:table-cell>
          <table:table-cell table:formula="of:=[.D7]/[.E7]" office:value-type="float" office:value="3.96004073723072">
            <text:p>3.9600407372</text:p>
          </table:table-cell>
          <table:table-cell table:formula="of:=[.F7]/[.C7]" office:value-type="float" office:value="0.201401557676116">
            <text:p>0.2014015577</text:p>
          </table:table-cell>
          <table:table-cell table:formula="of:=[.C7]/400000" office:value-type="float" office:value="0.28504">
            <text:p>0.28504</text:p>
          </table:table-cell>
          <table:table-cell table:number-columns-repeated="1013"/>
        </table:table-row>
        <table:table-row table:style-name="ro2">
          <table:table-cell office:value-type="float" office:value="176582">
            <text:p>176582</text:p>
          </table:table-cell>
          <table:table-cell office:value-type="float" office:value="141100">
            <text:p>141100</text:p>
          </table:table-cell>
          <table:table-cell office:value-type="float" office:value="125425">
            <text:p>125425</text:p>
          </table:table-cell>
          <table:table-cell office:value-type="float" office:value="266419">
            <text:p>266419</text:p>
          </table:table-cell>
          <table:table-cell office:value-type="float" office:value="73445">
            <text:p>73445</text:p>
          </table:table-cell>
          <table:table-cell office:value-type="float" office:value="29010">
            <text:p>29010</text:p>
          </table:table-cell>
          <table:table-cell office:value-type="float" office:value="43298">
            <text:p>43298</text:p>
          </table:table-cell>
          <table:table-cell table:formula="of:=[.G8]/[.C8]" office:value-type="float" office:value="0.345210285030895">
            <text:p>0.345210285</text:p>
          </table:table-cell>
          <table:table-cell table:formula="of:=[.D8]/[.E8]" office:value-type="float" office:value="3.62746272721084">
            <text:p>3.6274627272</text:p>
          </table:table-cell>
          <table:table-cell table:formula="of:=[.F8]/[.C8]" office:value-type="float" office:value="0.231293601754036">
            <text:p>0.2312936018</text:p>
          </table:table-cell>
          <table:table-cell table:formula="of:=[.C8]/400000" office:value-type="float" office:value="0.3135625">
            <text:p>0.3135625</text:p>
          </table:table-cell>
          <table:table-cell table:number-columns-repeated="1013"/>
        </table:table-row>
        <table:table-row table:style-name="ro2">
          <table:table-cell office:value-type="float" office:value="179513">
            <text:p>179513</text:p>
          </table:table-cell>
          <table:table-cell office:value-type="float" office:value="143065">
            <text:p>143065</text:p>
          </table:table-cell>
          <table:table-cell office:value-type="float" office:value="124207">
            <text:p>124207</text:p>
          </table:table-cell>
          <table:table-cell office:value-type="float" office:value="269148">
            <text:p>269148</text:p>
          </table:table-cell>
          <table:table-cell office:value-type="float" office:value="70752">
            <text:p>70752</text:p>
          </table:table-cell>
          <table:table-cell office:value-type="float" office:value="28738">
            <text:p>28738</text:p>
          </table:table-cell>
          <table:table-cell office:value-type="float" office:value="43916">
            <text:p>43916</text:p>
          </table:table-cell>
          <table:table-cell table:formula="of:=[.G9]/[.C9]" office:value-type="float" office:value="0.35357105477147">
            <text:p>0.3535710548</text:p>
          </table:table-cell>
          <table:table-cell table:formula="of:=[.D9]/[.E9]" office:value-type="float" office:value="3.80410447761194">
            <text:p>3.8041044776</text:p>
          </table:table-cell>
          <table:table-cell table:formula="of:=[.F9]/[.C9]" office:value-type="float" office:value="0.231371822844123">
            <text:p>0.2313718228</text:p>
          </table:table-cell>
          <table:table-cell table:formula="of:=[.C9]/400000" office:value-type="float" office:value="0.3105175">
            <text:p>0.3105175</text:p>
          </table:table-cell>
          <table:table-cell table:number-columns-repeated="1013"/>
        </table:table-row>
        <table:table-row table:style-name="ro2">
          <table:table-cell office:value-type="float" office:value="187575">
            <text:p>187575</text:p>
          </table:table-cell>
          <table:table-cell office:value-type="float" office:value="142057">
            <text:p>142057</text:p>
          </table:table-cell>
          <table:table-cell office:value-type="float" office:value="116755">
            <text:p>116755</text:p>
          </table:table-cell>
          <table:table-cell office:value-type="float" office:value="281534">
            <text:p>281534</text:p>
          </table:table-cell>
          <table:table-cell office:value-type="float" office:value="67859">
            <text:p>67859</text:p>
          </table:table-cell>
          <table:table-cell office:value-type="float" office:value="26120">
            <text:p>26120</text:p>
          </table:table-cell>
          <table:table-cell office:value-type="float" office:value="40279">
            <text:p>40279</text:p>
          </table:table-cell>
          <table:table-cell table:formula="of:=[.G10]/[.C10]" office:value-type="float" office:value="0.344987366708064">
            <text:p>0.3449873667</text:p>
          </table:table-cell>
          <table:table-cell table:formula="of:=[.D10]/[.E10]" office:value-type="float" office:value="4.14880855892365">
            <text:p>4.1488085589</text:p>
          </table:table-cell>
          <table:table-cell table:formula="of:=[.F10]/[.C10]" office:value-type="float" office:value="0.223716329065136">
            <text:p>0.2237163291</text:p>
          </table:table-cell>
          <table:table-cell table:formula="of:=[.C10]/400000" office:value-type="float" office:value="0.2918875">
            <text:p>0.2918875</text:p>
          </table:table-cell>
          <table:table-cell table:number-columns-repeated="1013"/>
        </table:table-row>
        <table:table-row table:style-name="ro2">
          <table:table-cell office:value-type="float" office:value="185192">
            <text:p>185192</text:p>
          </table:table-cell>
          <table:table-cell office:value-type="float" office:value="143855">
            <text:p>143855</text:p>
          </table:table-cell>
          <table:table-cell office:value-type="float" office:value="116065">
            <text:p>116065</text:p>
          </table:table-cell>
          <table:table-cell office:value-type="float" office:value="280136">
            <text:p>280136</text:p>
          </table:table-cell>
          <table:table-cell office:value-type="float" office:value="68075">
            <text:p>68075</text:p>
          </table:table-cell>
          <table:table-cell office:value-type="float" office:value="25688">
            <text:p>25688</text:p>
          </table:table-cell>
          <table:table-cell office:value-type="float" office:value="39780">
            <text:p>39780</text:p>
          </table:table-cell>
          <table:table-cell table:formula="of:=[.G11]/[.C11]" office:value-type="float" office:value="0.342738982466721">
            <text:p>0.3427389825</text:p>
          </table:table-cell>
          <table:table-cell table:formula="of:=[.D11]/[.E11]" office:value-type="float" office:value="4.11510833639368">
            <text:p>4.1151083364</text:p>
          </table:table-cell>
          <table:table-cell table:formula="of:=[.F11]/[.C11]" office:value-type="float" office:value="0.221324257958902">
            <text:p>0.221324258</text:p>
          </table:table-cell>
          <table:table-cell table:formula="of:=[.C11]/400000" office:value-type="float" office:value="0.2901625">
            <text:p>0.2901625</text:p>
          </table:table-cell>
          <table:table-cell table:number-columns-repeated="1013"/>
        </table:table-row>
        <table:table-row table:style-name="ro2">
          <table:table-cell office:value-type="float" office:value="176015">
            <text:p>176015</text:p>
          </table:table-cell>
          <table:table-cell office:value-type="float" office:value="144576">
            <text:p>144576</text:p>
          </table:table-cell>
          <table:table-cell office:value-type="float" office:value="125703">
            <text:p>125703</text:p>
          </table:table-cell>
          <table:table-cell office:value-type="float" office:value="267598">
            <text:p>267598</text:p>
          </table:table-cell>
          <table:table-cell office:value-type="float" office:value="70382">
            <text:p>70382</text:p>
          </table:table-cell>
          <table:table-cell office:value-type="float" office:value="31163">
            <text:p>31163</text:p>
          </table:table-cell>
          <table:table-cell office:value-type="float" office:value="46038">
            <text:p>46038</text:p>
          </table:table-cell>
          <table:table-cell table:formula="of:=[.G12]/[.C12]" office:value-type="float" office:value="0.36624424238085">
            <text:p>0.3662442424</text:p>
          </table:table-cell>
          <table:table-cell table:formula="of:=[.D12]/[.E12]" office:value-type="float" office:value="3.80208007729249">
            <text:p>3.8020800773</text:p>
          </table:table-cell>
          <table:table-cell table:formula="of:=[.F12]/[.C12]" office:value-type="float" office:value="0.247909755534872">
            <text:p>0.2479097555</text:p>
          </table:table-cell>
          <table:table-cell table:formula="of:=[.C12]/400000" office:value-type="float" office:value="0.3142575">
            <text:p>0.3142575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Cube/</text:p>
          </table:table-cell>
          <table:table-cell office:value-type="string">
            <text:p>Cube</text:p>
          </table:table-cell>
          <table:table-cell table:number-columns-repeated="4" office:value-type="string">
            <text:p>Cube/</text:p>
          </table:table-cell>
          <table:table-cell table:number-columns-repeated="9" office:value-type="string">
            <text:p>Cube</text:p>
          </table:table-cell>
          <table:table-cell table:number-columns-repeated="1008"/>
        </table:table-row>
        <table:table-row table:style-name="ro2">
          <table:table-cell office:value-type="float" office:value="196098">
            <text:p>196098</text:p>
          </table:table-cell>
          <table:table-cell office:value-type="float" office:value="136623">
            <text:p>136623</text:p>
          </table:table-cell>
          <table:table-cell office:value-type="float" office:value="109350">
            <text:p>109350</text:p>
          </table:table-cell>
          <table:table-cell office:value-type="float" office:value="290496">
            <text:p>290496</text:p>
          </table:table-cell>
          <table:table-cell office:value-type="float" office:value="68594">
            <text:p>68594</text:p>
          </table:table-cell>
          <table:table-cell office:value-type="float" office:value="20378">
            <text:p>20378</text:p>
          </table:table-cell>
          <table:table-cell office:value-type="float" office:value="33363">
            <text:p>33363</text:p>
          </table:table-cell>
          <table:table-cell table:formula="of:=[.G14]/[.C14]" office:value-type="float" office:value="0.305102880658436">
            <text:p>0.3051028807</text:p>
          </table:table-cell>
          <table:table-cell table:formula="of:=[.D14]/[.E14]" office:value-type="float" office:value="4.23500597719917">
            <text:p>4.2350059772</text:p>
          </table:table-cell>
          <table:table-cell table:formula="of:=[.F14]/[.C14]" office:value-type="float" office:value="0.186355738454504">
            <text:p>0.1863557385</text:p>
          </table:table-cell>
          <table:table-cell table:formula="of:=[.C14]/400000" office:value-type="float" office:value="0.273375">
            <text:p>0.273375</text:p>
          </table:table-cell>
          <table:table-cell table:number-columns-repeated="1013"/>
        </table:table-row>
        <table:table-row table:style-name="ro2">
          <table:table-cell office:value-type="float" office:value="193250">
            <text:p>193250</text:p>
          </table:table-cell>
          <table:table-cell office:value-type="float" office:value="150268">
            <text:p>150268</text:p>
          </table:table-cell>
          <table:table-cell office:value-type="float" office:value="104074">
            <text:p>104074</text:p>
          </table:table-cell>
          <table:table-cell office:value-type="float" office:value="300564">
            <text:p>300564</text:p>
          </table:table-cell>
          <table:table-cell office:value-type="float" office:value="61386">
            <text:p>61386</text:p>
          </table:table-cell>
          <table:table-cell office:value-type="float" office:value="22780">
            <text:p>22780</text:p>
          </table:table-cell>
          <table:table-cell office:value-type="float" office:value="35262">
            <text:p>35262</text:p>
          </table:table-cell>
          <table:table-cell table:formula="of:=[.G15]/[.C15]" office:value-type="float" office:value="0.338816611257375">
            <text:p>0.3388166113</text:p>
          </table:table-cell>
          <table:table-cell table:formula="of:=[.D15]/[.E15]" office:value-type="float" office:value="4.89629557228033">
            <text:p>4.8962955723</text:p>
          </table:table-cell>
          <table:table-cell table:formula="of:=[.F15]/[.C15]" office:value-type="float" office:value="0.218882718065991">
            <text:p>0.2188827181</text:p>
          </table:table-cell>
          <table:table-cell table:formula="of:=[.C15]/400000" office:value-type="float" office:value="0.260185">
            <text:p>0.260185</text:p>
          </table:table-cell>
          <table:table-cell table:number-columns-repeated="1013"/>
        </table:table-row>
        <table:table-row table:style-name="ro2">
          <table:table-cell office:value-type="float" office:value="174877">
            <text:p>174877</text:p>
          </table:table-cell>
          <table:table-cell office:value-type="float" office:value="138579">
            <text:p>138579</text:p>
          </table:table-cell>
          <table:table-cell office:value-type="float" office:value="128716">
            <text:p>128716</text:p>
          </table:table-cell>
          <table:table-cell office:value-type="float" office:value="261599">
            <text:p>261599</text:p>
          </table:table-cell>
          <table:table-cell office:value-type="float" office:value="73972">
            <text:p>73972</text:p>
          </table:table-cell>
          <table:table-cell office:value-type="float" office:value="29817">
            <text:p>29817</text:p>
          </table:table-cell>
          <table:table-cell office:value-type="float" office:value="44685">
            <text:p>44685</text:p>
          </table:table-cell>
          <table:table-cell table:formula="of:=[.G16]/[.C16]" office:value-type="float" office:value="0.347159638273408">
            <text:p>0.3471596383</text:p>
          </table:table-cell>
          <table:table-cell table:formula="of:=[.D16]/[.E16]" office:value-type="float" office:value="3.53645974152382">
            <text:p>3.5364597415</text:p>
          </table:table-cell>
          <table:table-cell table:formula="of:=[.F16]/[.C16]" office:value-type="float" office:value="0.231649522980826">
            <text:p>0.231649523</text:p>
          </table:table-cell>
          <table:table-cell table:formula="of:=[.C16]/400000" office:value-type="float" office:value="0.32179">
            <text:p>0.32179</text:p>
          </table:table-cell>
          <table:table-cell table:number-columns-repeated="1013"/>
        </table:table-row>
        <table:table-row table:style-name="ro2">
          <table:table-cell office:value-type="float" office:value="197075">
            <text:p>197075</text:p>
          </table:table-cell>
          <table:table-cell office:value-type="float" office:value="142263">
            <text:p>142263</text:p>
          </table:table-cell>
          <table:table-cell office:value-type="float" office:value="104622">
            <text:p>104622</text:p>
          </table:table-cell>
          <table:table-cell office:value-type="float" office:value="298736">
            <text:p>298736</text:p>
          </table:table-cell>
          <table:table-cell office:value-type="float" office:value="64949">
            <text:p>64949</text:p>
          </table:table-cell>
          <table:table-cell office:value-type="float" office:value="20536">
            <text:p>20536</text:p>
          </table:table-cell>
          <table:table-cell office:value-type="float" office:value="32530">
            <text:p>32530</text:p>
          </table:table-cell>
          <table:table-cell table:formula="of:=[.G17]/[.C17]" office:value-type="float" office:value="0.310928867733364">
            <text:p>0.3109288677</text:p>
          </table:table-cell>
          <table:table-cell table:formula="of:=[.D17]/[.E17]" office:value-type="float" office:value="4.59954733714145">
            <text:p>4.5995473371</text:p>
          </table:table-cell>
          <table:table-cell table:formula="of:=[.F17]/[.C17]" office:value-type="float" office:value="0.19628758769666">
            <text:p>0.1962875877</text:p>
          </table:table-cell>
          <table:table-cell table:formula="of:=[.C17]/400000" office:value-type="float" office:value="0.261555">
            <text:p>0.261555</text:p>
          </table:table-cell>
          <table:table-cell table:number-columns-repeated="1013"/>
        </table:table-row>
        <table:table-row table:style-name="ro2">
          <table:table-cell office:value-type="float" office:value="204625">
            <text:p>204625</text:p>
          </table:table-cell>
          <table:table-cell office:value-type="float" office:value="139587">
            <text:p>139587</text:p>
          </table:table-cell>
          <table:table-cell office:value-type="float" office:value="102137">
            <text:p>102137</text:p>
          </table:table-cell>
          <table:table-cell office:value-type="float" office:value="301834">
            <text:p>301834</text:p>
          </table:table-cell>
          <table:table-cell office:value-type="float" office:value="62916">
            <text:p>62916</text:p>
          </table:table-cell>
          <table:table-cell office:value-type="float" office:value="21271">
            <text:p>21271</text:p>
          </table:table-cell>
          <table:table-cell office:value-type="float" office:value="33958">
            <text:p>33958</text:p>
          </table:table-cell>
          <table:table-cell table:formula="of:=[.G18]/[.C18]" office:value-type="float" office:value="0.332475009056463">
            <text:p>0.3324750091</text:p>
          </table:table-cell>
          <table:table-cell table:formula="of:=[.D18]/[.E18]" office:value-type="float" office:value="4.79741242291309">
            <text:p>4.7974124229</text:p>
          </table:table-cell>
          <table:table-cell table:formula="of:=[.F18]/[.C18]" office:value-type="float" office:value="0.20825949460039">
            <text:p>0.2082594946</text:p>
          </table:table-cell>
          <table:table-cell table:formula="of:=[.C18]/400000" office:value-type="float" office:value="0.2553425">
            <text:p>0.2553425</text:p>
          </table:table-cell>
          <table:table-cell table:number-columns-repeated="1013"/>
        </table:table-row>
        <table:table-row table:style-name="ro2">
          <table:table-cell office:value-type="float" office:value="202397">
            <text:p>202397</text:p>
          </table:table-cell>
          <table:table-cell office:value-type="float" office:value="169339">
            <text:p>169339</text:p>
          </table:table-cell>
          <table:table-cell office:value-type="float" office:value="82946">
            <text:p>82946</text:p>
          </table:table-cell>
          <table:table-cell office:value-type="float" office:value="338514">
            <text:p>338514</text:p>
          </table:table-cell>
          <table:table-cell office:value-type="float" office:value="48882">
            <text:p>48882</text:p>
          </table:table-cell>
          <table:table-cell office:value-type="float" office:value="17474">
            <text:p>17474</text:p>
          </table:table-cell>
          <table:table-cell office:value-type="float" office:value="27532">
            <text:p>27532</text:p>
          </table:table-cell>
          <table:table-cell table:formula="of:=[.G19]/[.C19]" office:value-type="float" office:value="0.33192679574663">
            <text:p>0.3319267957</text:p>
          </table:table-cell>
          <table:table-cell table:formula="of:=[.D19]/[.E19]" office:value-type="float" office:value="6.92512581318277">
            <text:p>6.9251258132</text:p>
          </table:table-cell>
          <table:table-cell table:formula="of:=[.F19]/[.C19]" office:value-type="float" office:value="0.210667181057555">
            <text:p>0.2106671811</text:p>
          </table:table-cell>
          <table:table-cell table:formula="of:=[.C19]/400000" office:value-type="float" office:value="0.207365">
            <text:p>0.207365</text:p>
          </table:table-cell>
          <table:table-cell table:number-columns-repeated="1013"/>
        </table:table-row>
        <table:table-row table:style-name="ro2">
          <table:table-cell office:value-type="float" office:value="198758">
            <text:p>198758</text:p>
          </table:table-cell>
          <table:table-cell office:value-type="float" office:value="144884">
            <text:p>144884</text:p>
          </table:table-cell>
          <table:table-cell office:value-type="float" office:value="101904">
            <text:p>101904</text:p>
          </table:table-cell>
          <table:table-cell office:value-type="float" office:value="301645">
            <text:p>301645</text:p>
          </table:table-cell>
          <table:table-cell office:value-type="float" office:value="61622">
            <text:p>61622</text:p>
          </table:table-cell>
          <table:table-cell office:value-type="float" office:value="20828">
            <text:p>20828</text:p>
          </table:table-cell>
          <table:table-cell office:value-type="float" office:value="33099">
            <text:p>33099</text:p>
          </table:table-cell>
          <table:table-cell table:formula="of:=[.G20]/[.C20]" office:value-type="float" office:value="0.324805699481865">
            <text:p>0.3248056995</text:p>
          </table:table-cell>
          <table:table-cell table:formula="of:=[.D20]/[.E20]" office:value-type="float" office:value="4.89508617052351">
            <text:p>4.8950861705</text:p>
          </table:table-cell>
          <table:table-cell table:formula="of:=[.F20]/[.C20]" office:value-type="float" office:value="0.20438844402575">
            <text:p>0.204388444</text:p>
          </table:table-cell>
          <table:table-cell table:formula="of:=[.C20]/400000" office:value-type="float" office:value="0.25476">
            <text:p>0.25476</text:p>
          </table:table-cell>
          <table:table-cell table:number-columns-repeated="1013"/>
        </table:table-row>
        <table:table-row table:style-name="ro2">
          <table:table-cell office:value-type="float" office:value="191730">
            <text:p>191730</text:p>
          </table:table-cell>
          <table:table-cell office:value-type="float" office:value="138488">
            <text:p>138488</text:p>
          </table:table-cell>
          <table:table-cell office:value-type="float" office:value="112502">
            <text:p>112502</text:p>
          </table:table-cell>
          <table:table-cell office:value-type="float" office:value="285429">
            <text:p>285429</text:p>
          </table:table-cell>
          <table:table-cell office:value-type="float" office:value="69350">
            <text:p>69350</text:p>
          </table:table-cell>
          <table:table-cell office:value-type="float" office:value="21357">
            <text:p>21357</text:p>
          </table:table-cell>
          <table:table-cell office:value-type="float" office:value="35573">
            <text:p>35573</text:p>
          </table:table-cell>
          <table:table-cell table:formula="of:=[.G21]/[.C21]" office:value-type="float" office:value="0.316198823132033">
            <text:p>0.3161988231</text:p>
          </table:table-cell>
          <table:table-cell table:formula="of:=[.D21]/[.E21]" office:value-type="float" office:value="4.11577505407354">
            <text:p>4.1157750541</text:p>
          </table:table-cell>
          <table:table-cell table:formula="of:=[.F21]/[.C21]" office:value-type="float" office:value="0.189836625126664">
            <text:p>0.1898366251</text:p>
          </table:table-cell>
          <table:table-cell table:formula="of:=[.C21]/400000" office:value-type="float" office:value="0.281255">
            <text:p>0.281255</text:p>
          </table:table-cell>
          <table:table-cell table:number-columns-repeated="1013"/>
        </table:table-row>
        <table:table-row table:style-name="ro2">
          <table:table-cell office:value-type="float" office:value="184288">
            <text:p>184288</text:p>
          </table:table-cell>
          <table:table-cell office:value-type="float" office:value="174491">
            <text:p>174491</text:p>
          </table:table-cell>
          <table:table-cell office:value-type="float" office:value="94974">
            <text:p>94974</text:p>
          </table:table-cell>
          <table:table-cell office:value-type="float" office:value="321777">
            <text:p>321777</text:p>
          </table:table-cell>
          <table:table-cell office:value-type="float" office:value="52264">
            <text:p>52264</text:p>
          </table:table-cell>
          <table:table-cell office:value-type="float" office:value="22207">
            <text:p>22207</text:p>
          </table:table-cell>
          <table:table-cell office:value-type="float" office:value="32804">
            <text:p>32804</text:p>
          </table:table-cell>
          <table:table-cell table:formula="of:=[.G22]/[.C22]" office:value-type="float" office:value="0.34539979362773">
            <text:p>0.3453997936</text:p>
          </table:table-cell>
          <table:table-cell table:formula="of:=[.D22]/[.E22]" office:value-type="float" office:value="6.15676182458289">
            <text:p>6.1567618246</text:p>
          </table:table-cell>
          <table:table-cell table:formula="of:=[.F22]/[.C22]" office:value-type="float" office:value="0.233821888095689">
            <text:p>0.2338218881</text:p>
          </table:table-cell>
          <table:table-cell table:formula="of:=[.C22]/400000" office:value-type="float" office:value="0.237435">
            <text:p>0.237435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Tree/</text:p>
          </table:table-cell>
          <table:table-cell office:value-type="string">
            <text:p>Tree</text:p>
          </table:table-cell>
          <table:table-cell table:number-columns-repeated="4" office:value-type="string">
            <text:p>Tree/</text:p>
          </table:table-cell>
          <table:table-cell table:number-columns-repeated="9" office:value-type="string">
            <text:p>Tree</text:p>
          </table:table-cell>
          <table:table-cell table:number-columns-repeated="1008"/>
        </table:table-row>
        <table:table-row table:style-name="ro2">
          <table:table-cell office:value-type="float" office:value="174890">
            <text:p>174890</text:p>
          </table:table-cell>
          <table:table-cell office:value-type="float" office:value="139404">
            <text:p>139404</text:p>
          </table:table-cell>
          <table:table-cell office:value-type="float" office:value="125989">
            <text:p>125989</text:p>
          </table:table-cell>
          <table:table-cell office:value-type="float" office:value="261872">
            <text:p>261872</text:p>
          </table:table-cell>
          <table:table-cell office:value-type="float" office:value="75511">
            <text:p>75511</text:p>
          </table:table-cell>
          <table:table-cell office:value-type="float" office:value="26042">
            <text:p>26042</text:p>
          </table:table-cell>
          <table:table-cell office:value-type="float" office:value="41402">
            <text:p>41402</text:p>
          </table:table-cell>
          <table:table-cell table:formula="of:=[.G24]/[.C24]" office:value-type="float" office:value="0.328615990284866">
            <text:p>0.3286159903</text:p>
          </table:table-cell>
          <table:table-cell table:formula="of:=[.D24]/[.E24]" office:value-type="float" office:value="3.46799804002066">
            <text:p>3.46799804</text:p>
          </table:table-cell>
          <table:table-cell table:formula="of:=[.F24]/[.C24]" office:value-type="float" office:value="0.206700584971704">
            <text:p>0.206700585</text:p>
          </table:table-cell>
          <table:table-cell table:formula="of:=[.C24]/400000" office:value-type="float" office:value="0.3149725">
            <text:p>0.3149725</text:p>
          </table:table-cell>
          <table:table-cell table:number-columns-repeated="1013"/>
        </table:table-row>
        <table:table-row table:style-name="ro2">
          <table:table-cell office:value-type="float" office:value="189626">
            <text:p>189626</text:p>
          </table:table-cell>
          <table:table-cell office:value-type="float" office:value="139422">
            <text:p>139422</text:p>
          </table:table-cell>
          <table:table-cell office:value-type="float" office:value="113692">
            <text:p>113692</text:p>
          </table:table-cell>
          <table:table-cell office:value-type="float" office:value="282765">
            <text:p>282765</text:p>
          </table:table-cell>
          <table:table-cell office:value-type="float" office:value="67830">
            <text:p>67830</text:p>
          </table:table-cell>
          <table:table-cell office:value-type="float" office:value="25564">
            <text:p>25564</text:p>
          </table:table-cell>
          <table:table-cell office:value-type="float" office:value="38201">
            <text:p>38201</text:p>
          </table:table-cell>
          <table:table-cell table:formula="of:=[.G25]/[.C25]" office:value-type="float" office:value="0.336004292298491">
            <text:p>0.3360042923</text:p>
          </table:table-cell>
          <table:table-cell table:formula="of:=[.D25]/[.E25]" office:value-type="float" office:value="4.1687306501548">
            <text:p>4.1687306502</text:p>
          </table:table-cell>
          <table:table-cell table:formula="of:=[.F25]/[.C25]" office:value-type="float" office:value="0.224853111916406">
            <text:p>0.2248531119</text:p>
          </table:table-cell>
          <table:table-cell table:formula="of:=[.C25]/400000" office:value-type="float" office:value="0.28423">
            <text:p>0.28423</text:p>
          </table:table-cell>
          <table:table-cell table:number-columns-repeated="1013"/>
        </table:table-row>
        <table:table-row table:style-name="ro2">
          <table:table-cell office:value-type="float" office:value="157618">
            <text:p>157618</text:p>
          </table:table-cell>
          <table:table-cell office:value-type="float" office:value="137525">
            <text:p>137525</text:p>
          </table:table-cell>
          <table:table-cell office:value-type="float" office:value="141609">
            <text:p>141609</text:p>
          </table:table-cell>
          <table:table-cell office:value-type="float" office:value="238801">
            <text:p>238801</text:p>
          </table:table-cell>
          <table:table-cell office:value-type="float" office:value="81861">
            <text:p>81861</text:p>
          </table:table-cell>
          <table:table-cell office:value-type="float" office:value="30586">
            <text:p>30586</text:p>
          </table:table-cell>
          <table:table-cell office:value-type="float" office:value="46994">
            <text:p>46994</text:p>
          </table:table-cell>
          <table:table-cell table:formula="of:=[.G26]/[.C26]" office:value-type="float" office:value="0.331857438439647">
            <text:p>0.3318574384</text:p>
          </table:table-cell>
          <table:table-cell table:formula="of:=[.D26]/[.E26]" office:value-type="float" office:value="2.91715224588021">
            <text:p>2.9171522459</text:p>
          </table:table-cell>
          <table:table-cell table:formula="of:=[.F26]/[.C26]" office:value-type="float" office:value="0.215989096738202">
            <text:p>0.2159890967</text:p>
          </table:table-cell>
          <table:table-cell table:formula="of:=[.C26]/400000" office:value-type="float" office:value="0.3540225">
            <text:p>0.3540225</text:p>
          </table:table-cell>
          <table:table-cell table:number-columns-repeated="1013"/>
        </table:table-row>
        <table:table-row table:style-name="ro2">
          <table:table-cell office:value-type="float" office:value="178972">
            <text:p>178972</text:p>
          </table:table-cell>
          <table:table-cell office:value-type="float" office:value="142617">
            <text:p>142617</text:p>
          </table:table-cell>
          <table:table-cell office:value-type="float" office:value="120106">
            <text:p>120106</text:p>
          </table:table-cell>
          <table:table-cell office:value-type="float" office:value="274229">
            <text:p>274229</text:p>
          </table:table-cell>
          <table:table-cell office:value-type="float" office:value="70015">
            <text:p>70015</text:p>
          </table:table-cell>
          <table:table-cell office:value-type="float" office:value="27203">
            <text:p>27203</text:p>
          </table:table-cell>
          <table:table-cell office:value-type="float" office:value="40245">
            <text:p>40245</text:p>
          </table:table-cell>
          <table:table-cell table:formula="of:=[.G27]/[.C27]" office:value-type="float" office:value="0.335079013538041">
            <text:p>0.3350790135</text:p>
          </table:table-cell>
          <table:table-cell table:formula="of:=[.D27]/[.E27]" office:value-type="float" office:value="3.91671784617582">
            <text:p>3.9167178462</text:p>
          </table:table-cell>
          <table:table-cell table:formula="of:=[.F27]/[.C27]" office:value-type="float" office:value="0.226491599087473">
            <text:p>0.2264915991</text:p>
          </table:table-cell>
          <table:table-cell table:formula="of:=[.C27]/400000" office:value-type="float" office:value="0.300265">
            <text:p>0.300265</text:p>
          </table:table-cell>
          <table:table-cell table:number-columns-repeated="1013"/>
        </table:table-row>
        <table:table-row table:style-name="ro2">
          <table:table-cell office:value-type="float" office:value="162249">
            <text:p>162249</text:p>
          </table:table-cell>
          <table:table-cell office:value-type="float" office:value="133529">
            <text:p>133529</text:p>
          </table:table-cell>
          <table:table-cell office:value-type="float" office:value="141796">
            <text:p>141796</text:p>
          </table:table-cell>
          <table:table-cell office:value-type="float" office:value="238911">
            <text:p>238911</text:p>
          </table:table-cell>
          <table:table-cell office:value-type="float" office:value="81982">
            <text:p>81982</text:p>
          </table:table-cell>
          <table:table-cell office:value-type="float" office:value="30927">
            <text:p>30927</text:p>
          </table:table-cell>
          <table:table-cell office:value-type="float" office:value="47508">
            <text:p>47508</text:p>
          </table:table-cell>
          <table:table-cell table:formula="of:=[.G28]/[.C28]" office:value-type="float" office:value="0.33504471212164">
            <text:p>0.3350447121</text:p>
          </table:table-cell>
          <table:table-cell table:formula="of:=[.D28]/[.E28]" office:value-type="float" office:value="2.91418848039814">
            <text:p>2.9141884804</text:p>
          </table:table-cell>
          <table:table-cell table:formula="of:=[.F28]/[.C28]" office:value-type="float" office:value="0.218109114502525">
            <text:p>0.2181091145</text:p>
          </table:table-cell>
          <table:table-cell table:formula="of:=[.C28]/400000" office:value-type="float" office:value="0.35449">
            <text:p>0.35449</text:p>
          </table:table-cell>
          <table:table-cell table:number-columns-repeated="1013"/>
        </table:table-row>
        <table:table-row table:style-name="ro2">
          <table:table-cell office:value-type="float" office:value="166010">
            <text:p>166010</text:p>
          </table:table-cell>
          <table:table-cell office:value-type="float" office:value="137265">
            <text:p>137265</text:p>
          </table:table-cell>
          <table:table-cell office:value-type="float" office:value="138058">
            <text:p>138058</text:p>
          </table:table-cell>
          <table:table-cell office:value-type="float" office:value="245897">
            <text:p>245897</text:p>
          </table:table-cell>
          <table:table-cell office:value-type="float" office:value="76351">
            <text:p>76351</text:p>
          </table:table-cell>
          <table:table-cell office:value-type="float" office:value="34279">
            <text:p>34279</text:p>
          </table:table-cell>
          <table:table-cell office:value-type="float" office:value="49041">
            <text:p>49041</text:p>
          </table:table-cell>
          <table:table-cell table:formula="of:=[.G29]/[.C29]" office:value-type="float" office:value="0.355220269741703">
            <text:p>0.3552202697</text:p>
          </table:table-cell>
          <table:table-cell table:formula="of:=[.D29]/[.E29]" office:value-type="float" office:value="3.2206126966248">
            <text:p>3.2206126966</text:p>
          </table:table-cell>
          <table:table-cell table:formula="of:=[.F29]/[.C29]" office:value-type="float" office:value="0.248294195193325">
            <text:p>0.2482941952</text:p>
          </table:table-cell>
          <table:table-cell table:formula="of:=[.C29]/400000" office:value-type="float" office:value="0.345145">
            <text:p>0.345145</text:p>
          </table:table-cell>
          <table:table-cell table:number-columns-repeated="1013"/>
        </table:table-row>
        <table:table-row table:style-name="ro2">
          <table:table-cell office:value-type="float" office:value="172155">
            <text:p>172155</text:p>
          </table:table-cell>
          <table:table-cell office:value-type="float" office:value="136075">
            <text:p>136075</text:p>
          </table:table-cell>
          <table:table-cell office:value-type="float" office:value="130968">
            <text:p>130968</text:p>
          </table:table-cell>
          <table:table-cell office:value-type="float" office:value="254890">
            <text:p>254890</text:p>
          </table:table-cell>
          <table:table-cell office:value-type="float" office:value="76382">
            <text:p>76382</text:p>
          </table:table-cell>
          <table:table-cell office:value-type="float" office:value="29861">
            <text:p>29861</text:p>
          </table:table-cell>
          <table:table-cell office:value-type="float" office:value="45023">
            <text:p>45023</text:p>
          </table:table-cell>
          <table:table-cell table:formula="of:=[.G30]/[.C30]" office:value-type="float" office:value="0.343770997495571">
            <text:p>0.3437709975</text:p>
          </table:table-cell>
          <table:table-cell table:formula="of:=[.D30]/[.E30]" office:value-type="float" office:value="3.33704275876515">
            <text:p>3.3370427588</text:p>
          </table:table-cell>
          <table:table-cell table:formula="of:=[.F30]/[.C30]" office:value-type="float" office:value="0.228002260094069">
            <text:p>0.2280022601</text:p>
          </table:table-cell>
          <table:table-cell table:formula="of:=[.C30]/400000" office:value-type="float" office:value="0.32742">
            <text:p>0.32742</text:p>
          </table:table-cell>
          <table:table-cell table:number-columns-repeated="1013"/>
        </table:table-row>
        <table:table-row table:style-name="ro2">
          <table:table-cell office:value-type="float" office:value="173851">
            <text:p>173851</text:p>
          </table:table-cell>
          <table:table-cell office:value-type="float" office:value="139234">
            <text:p>139234</text:p>
          </table:table-cell>
          <table:table-cell office:value-type="float" office:value="123339">
            <text:p>123339</text:p>
          </table:table-cell>
          <table:table-cell office:value-type="float" office:value="265070">
            <text:p>265070</text:p>
          </table:table-cell>
          <table:table-cell office:value-type="float" office:value="75628">
            <text:p>75628</text:p>
          </table:table-cell>
          <table:table-cell office:value-type="float" office:value="24975">
            <text:p>24975</text:p>
          </table:table-cell>
          <table:table-cell office:value-type="float" office:value="37947">
            <text:p>37947</text:p>
          </table:table-cell>
          <table:table-cell table:formula="of:=[.G31]/[.C31]" office:value-type="float" office:value="0.307664242453725">
            <text:p>0.3076642425</text:p>
          </table:table-cell>
          <table:table-cell table:formula="of:=[.D31]/[.E31]" office:value-type="float" office:value="3.50491881313799">
            <text:p>3.5049188131</text:p>
          </table:table-cell>
          <table:table-cell table:formula="of:=[.F31]/[.C31]" office:value-type="float" office:value="0.20249069637341">
            <text:p>0.2024906964</text:p>
          </table:table-cell>
          <table:table-cell table:formula="of:=[.C31]/400000" office:value-type="float" office:value="0.3083475">
            <text:p>0.3083475</text:p>
          </table:table-cell>
          <table:table-cell table:number-columns-repeated="1013"/>
        </table:table-row>
        <table:table-row table:style-name="ro2">
          <table:table-cell office:value-type="float" office:value="190244">
            <text:p>190244</text:p>
          </table:table-cell>
          <table:table-cell office:value-type="float" office:value="142668">
            <text:p>142668</text:p>
          </table:table-cell>
          <table:table-cell office:value-type="float" office:value="109494">
            <text:p>109494</text:p>
          </table:table-cell>
          <table:table-cell office:value-type="float" office:value="286765">
            <text:p>286765</text:p>
          </table:table-cell>
          <table:table-cell office:value-type="float" office:value="66525">
            <text:p>66525</text:p>
          </table:table-cell>
          <table:table-cell office:value-type="float" office:value="24697">
            <text:p>24697</text:p>
          </table:table-cell>
          <table:table-cell office:value-type="float" office:value="37263">
            <text:p>37263</text:p>
          </table:table-cell>
          <table:table-cell table:formula="of:=[.G32]/[.C32]" office:value-type="float" office:value="0.340320017535207">
            <text:p>0.3403200175</text:p>
          </table:table-cell>
          <table:table-cell table:formula="of:=[.D32]/[.E32]" office:value-type="float" office:value="4.31063509958662">
            <text:p>4.3106350996</text:p>
          </table:table-cell>
          <table:table-cell table:formula="of:=[.F32]/[.C32]" office:value-type="float" office:value="0.225555738213966">
            <text:p>0.2255557382</text:p>
          </table:table-cell>
          <table:table-cell table:formula="of:=[.C32]/400000" office:value-type="float" office:value="0.273735">
            <text:p>0.273735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Steve/</text:p>
          </table:table-cell>
          <table:table-cell office:value-type="string">
            <text:p>Steve</text:p>
          </table:table-cell>
          <table:table-cell table:number-columns-repeated="4" office:value-type="string">
            <text:p>Steve/</text:p>
          </table:table-cell>
          <table:table-cell table:number-columns-repeated="8" office:value-type="string">
            <text:p>Steve</text:p>
          </table:table-cell>
          <table:table-cell table:number-columns-repeated="1009"/>
        </table:table-row>
        <table:table-row table:style-name="ro2">
          <table:table-cell office:value-type="float" office:value="190701">
            <text:p>190701</text:p>
          </table:table-cell>
          <table:table-cell office:value-type="float" office:value="137669">
            <text:p>137669</text:p>
          </table:table-cell>
          <table:table-cell office:value-type="float" office:value="116831">
            <text:p>116831</text:p>
          </table:table-cell>
          <table:table-cell office:value-type="float" office:value="281550">
            <text:p>281550</text:p>
          </table:table-cell>
          <table:table-cell office:value-type="float" office:value="68486">
            <text:p>68486</text:p>
          </table:table-cell>
          <table:table-cell office:value-type="float" office:value="25043">
            <text:p>25043</text:p>
          </table:table-cell>
          <table:table-cell office:value-type="float" office:value="38634">
            <text:p>38634</text:p>
          </table:table-cell>
          <table:table-cell table:formula="of:=[.G34]/[.C34]" office:value-type="float" office:value="0.330682781111178">
            <text:p>0.3306827811</text:p>
          </table:table-cell>
          <table:table-cell table:formula="of:=[.D34]/[.E34]" office:value-type="float" office:value="4.11105919457991">
            <text:p>4.1110591946</text:p>
          </table:table-cell>
          <table:table-cell table:formula="of:=[.F34]/[.C34]" office:value-type="float" office:value="0.214352355111229">
            <text:p>0.2143523551</text:p>
          </table:table-cell>
          <table:table-cell table:formula="of:=[.C34]/400000" office:value-type="float" office:value="0.2920775">
            <text:p>0.2920775</text:p>
          </table:table-cell>
          <table:table-cell table:number-columns-repeated="1013"/>
        </table:table-row>
        <table:table-row table:style-name="ro2">
          <table:table-cell office:value-type="float" office:value="196024">
            <text:p>196024</text:p>
          </table:table-cell>
          <table:table-cell office:value-type="float" office:value="130639">
            <text:p>130639</text:p>
          </table:table-cell>
          <table:table-cell office:value-type="float" office:value="116979">
            <text:p>116979</text:p>
          </table:table-cell>
          <table:table-cell office:value-type="float" office:value="281488">
            <text:p>281488</text:p>
          </table:table-cell>
          <table:table-cell office:value-type="float" office:value="69422">
            <text:p>69422</text:p>
          </table:table-cell>
          <table:table-cell office:value-type="float" office:value="23098">
            <text:p>23098</text:p>
          </table:table-cell>
          <table:table-cell office:value-type="float" office:value="37213">
            <text:p>37213</text:p>
          </table:table-cell>
          <table:table-cell table:formula="of:=[.G35]/[.C35]" office:value-type="float" office:value="0.318116926969798">
            <text:p>0.318116927</text:p>
          </table:table-cell>
          <table:table-cell table:formula="of:=[.D35]/[.E35]" office:value-type="float" office:value="4.0547376912218">
            <text:p>4.0547376912</text:p>
          </table:table-cell>
          <table:table-cell table:formula="of:=[.F35]/[.C35]" office:value-type="float" office:value="0.197454243924123">
            <text:p>0.1974542439</text:p>
          </table:table-cell>
          <table:table-cell table:formula="of:=[.C35]/400000" office:value-type="float" office:value="0.2924475">
            <text:p>0.2924475</text:p>
          </table:table-cell>
          <table:table-cell table:number-columns-repeated="1013"/>
        </table:table-row>
        <table:table-row table:style-name="ro2">
          <table:table-cell office:value-type="float" office:value="190815">
            <text:p>190815</text:p>
          </table:table-cell>
          <table:table-cell office:value-type="float" office:value="133340">
            <text:p>133340</text:p>
          </table:table-cell>
          <table:table-cell office:value-type="float" office:value="119267">
            <text:p>119267</text:p>
          </table:table-cell>
          <table:table-cell office:value-type="float" office:value="276984">
            <text:p>276984</text:p>
          </table:table-cell>
          <table:table-cell office:value-type="float" office:value="72005">
            <text:p>72005</text:p>
          </table:table-cell>
          <table:table-cell office:value-type="float" office:value="23869">
            <text:p>23869</text:p>
          </table:table-cell>
          <table:table-cell office:value-type="float" office:value="38654">
            <text:p>38654</text:p>
          </table:table-cell>
          <table:table-cell table:formula="of:=[.G36]/[.C36]" office:value-type="float" office:value="0.32409635523657">
            <text:p>0.3240963552</text:p>
          </table:table-cell>
          <table:table-cell table:formula="of:=[.D36]/[.E36]" office:value-type="float" office:value="3.84673286577321">
            <text:p>3.8467328658</text:p>
          </table:table-cell>
          <table:table-cell table:formula="of:=[.F36]/[.C36]" office:value-type="float" office:value="0.20013079896367">
            <text:p>0.200130799</text:p>
          </table:table-cell>
          <table:table-cell table:formula="of:=[.C36]/400000" office:value-type="float" office:value="0.2981675">
            <text:p>0.2981675</text:p>
          </table:table-cell>
          <table:table-cell table:number-columns-repeated="1013"/>
        </table:table-row>
        <table:table-row table:style-name="ro2">
          <table:table-cell office:value-type="float" office:value="205128">
            <text:p>205128</text:p>
          </table:table-cell>
          <table:table-cell office:value-type="float" office:value="141060">
            <text:p>141060</text:p>
          </table:table-cell>
          <table:table-cell office:value-type="float" office:value="98340">
            <text:p>98340</text:p>
          </table:table-cell>
          <table:table-cell office:value-type="float" office:value="304844">
            <text:p>304844</text:p>
          </table:table-cell>
          <table:table-cell office:value-type="float" office:value="62428">
            <text:p>62428</text:p>
          </table:table-cell>
          <table:table-cell office:value-type="float" office:value="19720">
            <text:p>19720</text:p>
          </table:table-cell>
          <table:table-cell office:value-type="float" office:value="31924">
            <text:p>31924</text:p>
          </table:table-cell>
          <table:table-cell table:formula="of:=[.G37]/[.C37]" office:value-type="float" office:value="0.324628838722798">
            <text:p>0.3246288387</text:p>
          </table:table-cell>
          <table:table-cell table:formula="of:=[.D37]/[.E37]" office:value-type="float" office:value="4.88312936502851">
            <text:p>4.883129365</text:p>
          </table:table-cell>
          <table:table-cell table:formula="of:=[.F37]/[.C37]" office:value-type="float" office:value="0.200528777709986">
            <text:p>0.2005287777</text:p>
          </table:table-cell>
          <table:table-cell table:formula="of:=[.C37]/400000" office:value-type="float" office:value="0.24585">
            <text:p>0.24585</text:p>
          </table:table-cell>
          <table:table-cell table:number-columns-repeated="1013"/>
        </table:table-row>
        <table:table-row table:style-name="ro2">
          <table:table-cell office:value-type="float" office:value="176122">
            <text:p>176122</text:p>
          </table:table-cell>
          <table:table-cell office:value-type="float" office:value="129534">
            <text:p>129534</text:p>
          </table:table-cell>
          <table:table-cell office:value-type="float" office:value="136246">
            <text:p>136246</text:p>
          </table:table-cell>
          <table:table-cell office:value-type="float" office:value="251129">
            <text:p>251129</text:p>
          </table:table-cell>
          <table:table-cell office:value-type="float" office:value="78810">
            <text:p>78810</text:p>
          </table:table-cell>
          <table:table-cell office:value-type="float" office:value="27800">
            <text:p>27800</text:p>
          </table:table-cell>
          <table:table-cell office:value-type="float" office:value="45376">
            <text:p>45376</text:p>
          </table:table-cell>
          <table:table-cell table:formula="of:=[.G38]/[.C38]" office:value-type="float" office:value="0.333044639842638">
            <text:p>0.3330446398</text:p>
          </table:table-cell>
          <table:table-cell table:formula="of:=[.D38]/[.E38]" office:value-type="float" office:value="3.18651186397665">
            <text:p>3.186511864</text:p>
          </table:table-cell>
          <table:table-cell table:formula="of:=[.F38]/[.C38]" office:value-type="float" office:value="0.204042687491743">
            <text:p>0.2040426875</text:p>
          </table:table-cell>
          <table:table-cell table:formula="of:=[.C38]/400000" office:value-type="float" office:value="0.340615">
            <text:p>0.340615</text:p>
          </table:table-cell>
          <table:table-cell table:number-columns-repeated="1013"/>
        </table:table-row>
        <table:table-row table:style-name="ro2">
          <table:table-cell office:value-type="float" office:value="193580">
            <text:p>193580</text:p>
          </table:table-cell>
          <table:table-cell office:value-type="float" office:value="139086">
            <text:p>139086</text:p>
          </table:table-cell>
          <table:table-cell office:value-type="float" office:value="113427">
            <text:p>113427</text:p>
          </table:table-cell>
          <table:table-cell office:value-type="float" office:value="285281">
            <text:p>285281</text:p>
          </table:table-cell>
          <table:table-cell office:value-type="float" office:value="67538">
            <text:p>67538</text:p>
          </table:table-cell>
          <table:table-cell office:value-type="float" office:value="23598">
            <text:p>23598</text:p>
          </table:table-cell>
          <table:table-cell office:value-type="float" office:value="37746">
            <text:p>37746</text:p>
          </table:table-cell>
          <table:table-cell table:formula="of:=[.G39]/[.C39]" office:value-type="float" office:value="0.332777910021423">
            <text:p>0.33277791</text:p>
          </table:table-cell>
          <table:table-cell table:formula="of:=[.D39]/[.E39]" office:value-type="float" office:value="4.22400722556191">
            <text:p>4.2240072256</text:p>
          </table:table-cell>
          <table:table-cell table:formula="of:=[.F39]/[.C39]" office:value-type="float" office:value="0.208045703403951">
            <text:p>0.2080457034</text:p>
          </table:table-cell>
          <table:table-cell table:formula="of:=[.C39]/400000" office:value-type="float" office:value="0.2835675">
            <text:p>0.2835675</text:p>
          </table:table-cell>
          <table:table-cell table:number-columns-repeated="1013"/>
        </table:table-row>
        <table:table-row table:style-name="ro2">
          <table:table-cell office:value-type="float" office:value="193525">
            <text:p>193525</text:p>
          </table:table-cell>
          <table:table-cell office:value-type="float" office:value="132073">
            <text:p>132073</text:p>
          </table:table-cell>
          <table:table-cell office:value-type="float" office:value="115285">
            <text:p>115285</text:p>
          </table:table-cell>
          <table:table-cell office:value-type="float" office:value="279655">
            <text:p>279655</text:p>
          </table:table-cell>
          <table:table-cell office:value-type="float" office:value="70154">
            <text:p>70154</text:p>
          </table:table-cell>
          <table:table-cell office:value-type="float" office:value="22995">
            <text:p>22995</text:p>
          </table:table-cell>
          <table:table-cell office:value-type="float" office:value="36383">
            <text:p>36383</text:p>
          </table:table-cell>
          <table:table-cell table:formula="of:=[.G40]/[.C40]" office:value-type="float" office:value="0.315591794249035">
            <text:p>0.3155917942</text:p>
          </table:table-cell>
          <table:table-cell table:formula="of:=[.D40]/[.E40]" office:value-type="float" office:value="3.98630156512815">
            <text:p>3.9863015651</text:p>
          </table:table-cell>
          <table:table-cell table:formula="of:=[.F40]/[.C40]" office:value-type="float" office:value="0.199462202368044">
            <text:p>0.1994622024</text:p>
          </table:table-cell>
          <table:table-cell table:formula="of:=[.C40]/400000" office:value-type="float" office:value="0.2882125">
            <text:p>0.2882125</text:p>
          </table:table-cell>
          <table:table-cell table:number-columns-repeated="1013"/>
        </table:table-row>
        <table:table-row table:style-name="ro2">
          <table:table-cell office:value-type="float" office:value="193928">
            <text:p>193928</text:p>
          </table:table-cell>
          <table:table-cell office:value-type="float" office:value="136977">
            <text:p>136977</text:p>
          </table:table-cell>
          <table:table-cell office:value-type="float" office:value="115674">
            <text:p>115674</text:p>
          </table:table-cell>
          <table:table-cell office:value-type="float" office:value="282167">
            <text:p>282167</text:p>
          </table:table-cell>
          <table:table-cell office:value-type="float" office:value="67475">
            <text:p>67475</text:p>
          </table:table-cell>
          <table:table-cell office:value-type="float" office:value="24680">
            <text:p>24680</text:p>
          </table:table-cell>
          <table:table-cell office:value-type="float" office:value="39450">
            <text:p>39450</text:p>
          </table:table-cell>
          <table:table-cell table:formula="of:=[.G41]/[.C41]" office:value-type="float" office:value="0.341044659992738">
            <text:p>0.34104466</text:p>
          </table:table-cell>
          <table:table-cell table:formula="of:=[.D41]/[.E41]" office:value-type="float" office:value="4.18180066691367">
            <text:p>4.1818006669</text:p>
          </table:table-cell>
          <table:table-cell table:formula="of:=[.F41]/[.C41]" office:value-type="float" office:value="0.213358230890261">
            <text:p>0.2133582309</text:p>
          </table:table-cell>
          <table:table-cell table:formula="of:=[.C41]/400000" office:value-type="float" office:value="0.289185">
            <text:p>0.289185</text:p>
          </table:table-cell>
          <table:table-cell table:number-columns-repeated="1013"/>
        </table:table-row>
        <table:table-row table:style-name="ro2">
          <table:table-cell office:value-type="float" office:value="190159">
            <text:p>190159</text:p>
          </table:table-cell>
          <table:table-cell office:value-type="float" office:value="138173">
            <text:p>138173</text:p>
          </table:table-cell>
          <table:table-cell office:value-type="float" office:value="115300">
            <text:p>115300</text:p>
          </table:table-cell>
          <table:table-cell office:value-type="float" office:value="278899">
            <text:p>278899</text:p>
          </table:table-cell>
          <table:table-cell office:value-type="float" office:value="68844">
            <text:p>68844</text:p>
          </table:table-cell>
          <table:table-cell office:value-type="float" office:value="23671">
            <text:p>23671</text:p>
          </table:table-cell>
          <table:table-cell office:value-type="float" office:value="38602">
            <text:p>38602</text:p>
          </table:table-cell>
          <table:table-cell table:formula="of:=[.G42]/[.C42]" office:value-type="float" office:value="0.33479618386817">
            <text:p>0.3347961839</text:p>
          </table:table-cell>
          <table:table-cell table:formula="of:=[.D42]/[.E42]" office:value-type="float" office:value="4.05117366800302">
            <text:p>4.051173668</text:p>
          </table:table-cell>
          <table:table-cell table:formula="of:=[.F42]/[.C42]" office:value-type="float" office:value="0.20529921942758">
            <text:p>0.2052992194</text:p>
          </table:table-cell>
          <table:table-cell table:formula="of:=[.C42]/400000" office:value-type="float" office:value="0.28825">
            <text:p>0.28825</text:p>
          </table:table-cell>
          <table:table-cell table:number-columns-repeated="1013"/>
        </table:table-row>
        <table:table-row table:style-name="ro2">
          <table:table-cell office:value-type="float" office:value="174050">
            <text:p>174050</text:p>
          </table:table-cell>
          <table:table-cell office:value-type="float" office:value="136047">
            <text:p>136047</text:p>
          </table:table-cell>
          <table:table-cell office:value-type="float" office:value="134377">
            <text:p>134377</text:p>
          </table:table-cell>
          <table:table-cell office:value-type="float" office:value="256351">
            <text:p>256351</text:p>
          </table:table-cell>
          <table:table-cell office:value-type="float" office:value="74717">
            <text:p>74717</text:p>
          </table:table-cell>
          <table:table-cell office:value-type="float" office:value="31057">
            <text:p>31057</text:p>
          </table:table-cell>
          <table:table-cell office:value-type="float" office:value="47691">
            <text:p>47691</text:p>
          </table:table-cell>
          <table:table-cell table:formula="of:=[.G43]/[.C43]" office:value-type="float" office:value="0.354904485142547">
            <text:p>0.3549044851</text:p>
          </table:table-cell>
          <table:table-cell table:formula="of:=[.D43]/[.E43]" office:value-type="float" office:value="3.43095948713144">
            <text:p>3.4309594871</text:p>
          </table:table-cell>
          <table:table-cell table:formula="of:=[.F43]/[.C43]" office:value-type="float" office:value="0.231118420563043">
            <text:p>0.2311184206</text:p>
          </table:table-cell>
          <table:table-cell table:formula="of:=[.C43]/400000" office:value-type="float" office:value="0.3359425">
            <text:p>0.3359425</text:p>
          </table:table-cell>
          <table:table-cell table:number-columns-repeated="1013"/>
        </table:table-row>
        <table:table-row table:style-name="ro2">
          <table:table-cell office:value-type="float" office:value="179091">
            <text:p>179091</text:p>
          </table:table-cell>
          <table:table-cell office:value-type="float" office:value="136483">
            <text:p>136483</text:p>
          </table:table-cell>
          <table:table-cell office:value-type="float" office:value="129661">
            <text:p>129661</text:p>
          </table:table-cell>
          <table:table-cell office:value-type="float" office:value="264821">
            <text:p>264821</text:p>
          </table:table-cell>
          <table:table-cell office:value-type="float" office:value="71477">
            <text:p>71477</text:p>
          </table:table-cell>
          <table:table-cell office:value-type="float" office:value="29001">
            <text:p>29001</text:p>
          </table:table-cell>
          <table:table-cell office:value-type="float" office:value="44146">
            <text:p>44146</text:p>
          </table:table-cell>
          <table:table-cell table:formula="of:=[.G44]/[.C44]" office:value-type="float" office:value="0.340472462806858">
            <text:p>0.3404724628</text:p>
          </table:table-cell>
          <table:table-cell table:formula="of:=[.D44]/[.E44]" office:value-type="float" office:value="3.70498202218896">
            <text:p>3.7049820222</text:p>
          </table:table-cell>
          <table:table-cell table:formula="of:=[.F44]/[.C44]" office:value-type="float" office:value="0.223667872374885">
            <text:p>0.2236678724</text:p>
          </table:table-cell>
          <table:table-cell table:formula="of:=[.C44]/400000" office:value-type="float" office:value="0.3241525">
            <text:p>0.3241525</text:p>
          </table:table-cell>
          <table:table-cell table:number-columns-repeated="1013"/>
        </table:table-row>
        <table:table-row table:style-name="ro2">
          <table:table-cell office:value-type="float" office:value="191790">
            <text:p>191790</text:p>
          </table:table-cell>
          <table:table-cell office:value-type="float" office:value="142498">
            <text:p>142498</text:p>
          </table:table-cell>
          <table:table-cell office:value-type="float" office:value="109264">
            <text:p>109264</text:p>
          </table:table-cell>
          <table:table-cell office:value-type="float" office:value="291109">
            <text:p>291109</text:p>
          </table:table-cell>
          <table:table-cell office:value-type="float" office:value="66878">
            <text:p>66878</text:p>
          </table:table-cell>
          <table:table-cell office:value-type="float" office:value="21181">
            <text:p>21181</text:p>
          </table:table-cell>
          <table:table-cell office:value-type="float" office:value="34029">
            <text:p>34029</text:p>
          </table:table-cell>
          <table:table-cell table:formula="of:=[.G45]/[.C45]" office:value-type="float" office:value="0.311438351149509">
            <text:p>0.3114383511</text:p>
          </table:table-cell>
          <table:table-cell table:formula="of:=[.D45]/[.E45]" office:value-type="float" office:value="4.35283650826879">
            <text:p>4.3528365083</text:p>
          </table:table-cell>
          <table:table-cell table:formula="of:=[.F45]/[.C45]" office:value-type="float" office:value="0.193851588812418">
            <text:p>0.1938515888</text:p>
          </table:table-cell>
          <table:table-cell table:formula="of:=[.C45]/400000" office:value-type="float" office:value="0.27316">
            <text:p>0.2731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verages</text:p>
          </table:table-cell>
          <table:table-cell table:number-columns-repeated="1023"/>
        </table:table-row>
        <table:table-row table:style-name="ro2">
          <table:table-cell table:number-columns-repeated="11" office:value-type="string">
            <text:p>Sydney/</text:p>
          </table:table-cell>
          <table:table-cell table:number-columns-repeated="1013"/>
        </table:table-row>
        <table:table-row table:style-name="ro2">
          <table:table-cell table:formula="of:=AVERAGE([.A3:.A12])" office:value-type="float" office:value="186365.1">
            <text:p>186365.1</text:p>
          </table:table-cell>
          <table:table-cell table:formula="of:=AVERAGE([.B3:.B12])" office:value-type="float" office:value="140637.5">
            <text:p>140637.5</text:p>
          </table:table-cell>
          <table:table-cell table:formula="of:=AVERAGE([.C3:.C12])" office:value-type="float" office:value="117493.3">
            <text:p>117493.3</text:p>
          </table:table-cell>
          <table:table-cell table:formula="of:=AVERAGE([.D3:.D12])" office:value-type="float" office:value="277476.2">
            <text:p>277476.2</text:p>
          </table:table-cell>
          <table:table-cell table:formula="of:=AVERAGE([.E3:.E12])" office:value-type="float" office:value="69391.8">
            <text:p>69391.8</text:p>
          </table:table-cell>
          <table:table-cell table:formula="of:=AVERAGE([.F3:.F12])" office:value-type="float" office:value="26016.5">
            <text:p>26016.5</text:p>
          </table:table-cell>
          <table:table-cell table:formula="of:=AVERAGE([.G3:.G12])" office:value-type="float" office:value="40250.3">
            <text:p>40250.3</text:p>
          </table:table-cell>
          <table:table-cell table:formula="of:=AVERAGE([.H3:.H12])" office:value-type="float" office:value="0.342113733094801">
            <text:p>0.3421137331</text:p>
          </table:table-cell>
          <table:table-cell table:formula="of:=AVERAGE([.I3:.I12])" office:value-type="float" office:value="4.00513483091079">
            <text:p>4.0051348309</text:p>
          </table:table-cell>
          <table:table-cell table:formula="of:=AVERAGE([.J3:.J12])" office:value-type="float" office:value="0.220919560919104">
            <text:p>0.2209195609</text:p>
          </table:table-cell>
          <table:table-cell table:formula="of:=AVERAGE([.K3:.K12])" office:value-type="float" office:value="0.29373325">
            <text:p>0.29373325</text:p>
          </table:table-cell>
          <table:table-cell table:number-columns-repeated="1013"/>
        </table:table-row>
        <table:table-row table:style-name="ro2">
          <table:table-cell table:number-columns-repeated="11" office:value-type="string">
            <text:p>Cube/</text:p>
          </table:table-cell>
          <table:table-cell table:number-columns-repeated="1013"/>
        </table:table-row>
        <table:table-row table:style-name="ro2">
          <table:table-cell table:formula="of:=AVERAGE([.A14:.A22])" office:value-type="float" office:value="193677.555555556">
            <text:p>193677.555555556</text:p>
          </table:table-cell>
          <table:table-cell table:formula="of:=AVERAGE([.B14:.B22])" office:value-type="float" office:value="148280.222222222">
            <text:p>148280.222222222</text:p>
          </table:table-cell>
          <table:table-cell table:formula="of:=AVERAGE([.C14:.C22])" office:value-type="float" office:value="104580.555555556">
            <text:p>104580.555555556</text:p>
          </table:table-cell>
          <table:table-cell table:formula="of:=AVERAGE([.D14:.D22])" office:value-type="float" office:value="300066">
            <text:p>300066</text:p>
          </table:table-cell>
          <table:table-cell table:formula="of:=AVERAGE([.E14:.E22])" office:value-type="float" office:value="62659.4444444444">
            <text:p>62659.4444444444</text:p>
          </table:table-cell>
          <table:table-cell table:formula="of:=AVERAGE([.F14:.F22])" office:value-type="float" office:value="21849.7777777778">
            <text:p>21849.7777777778</text:p>
          </table:table-cell>
          <table:table-cell table:formula="of:=AVERAGE([.G14:.G22])" office:value-type="float" office:value="34311.7777777778">
            <text:p>34311.7777777778</text:p>
          </table:table-cell>
          <table:table-cell table:formula="of:=AVERAGE([.H14:.H22])" office:value-type="float" office:value="0.328090457663034">
            <text:p>0.3280904577</text:p>
          </table:table-cell>
          <table:table-cell table:formula="of:=AVERAGE([.I14:.I22])" office:value-type="float" office:value="4.90638554593562">
            <text:p>4.9063855459</text:p>
          </table:table-cell>
          <table:table-cell table:formula="of:=AVERAGE([.J14:.J22])" office:value-type="float" office:value="0.208905466678226">
            <text:p>0.2089054667</text:p>
          </table:table-cell>
          <table:table-cell table:formula="of:=AVERAGE([.K14:.K22])" office:value-type="float" office:value="0.261451388888889">
            <text:p>0.2614513889</text:p>
          </table:table-cell>
          <table:table-cell table:number-columns-repeated="1013"/>
        </table:table-row>
        <table:table-row table:style-name="ro2">
          <table:table-cell table:number-columns-repeated="11" office:value-type="string">
            <text:p>Tree/</text:p>
          </table:table-cell>
          <table:table-cell table:number-columns-repeated="1013"/>
        </table:table-row>
        <table:table-row table:style-name="ro2">
          <table:table-cell table:formula="of:=AVERAGE([.A24:.A32])" office:value-type="float" office:value="173957.222222222">
            <text:p>173957.222222222</text:p>
          </table:table-cell>
          <table:table-cell table:formula="of:=AVERAGE([.B24:.B32])" office:value-type="float" office:value="138637.666666667">
            <text:p>138637.666666667</text:p>
          </table:table-cell>
          <table:table-cell table:formula="of:=AVERAGE([.C24:.C32])" office:value-type="float" office:value="127227.888888889">
            <text:p>127227.888888889</text:p>
          </table:table-cell>
          <table:table-cell table:formula="of:=AVERAGE([.D24:.D32])" office:value-type="float" office:value="261022.222222222">
            <text:p>261022.222222222</text:p>
          </table:table-cell>
          <table:table-cell table:formula="of:=AVERAGE([.E24:.E32])" office:value-type="float" office:value="74676.1111111111">
            <text:p>74676.1111111111</text:p>
          </table:table-cell>
          <table:table-cell table:formula="of:=AVERAGE([.F24:.F32])" office:value-type="float" office:value="28237.1111111111">
            <text:p>28237.1111111111</text:p>
          </table:table-cell>
          <table:table-cell table:formula="of:=AVERAGE([.G24:.G32])" office:value-type="float" office:value="42624.8888888889">
            <text:p>42624.8888888889</text:p>
          </table:table-cell>
          <table:table-cell table:formula="of:=AVERAGE([.H24:.H32])" office:value-type="float" office:value="0.334841885989877">
            <text:p>0.334841886</text:p>
          </table:table-cell>
          <table:table-cell table:formula="of:=AVERAGE([.I24:.I32])" office:value-type="float" office:value="3.52866629230491">
            <text:p>3.5286662923</text:p>
          </table:table-cell>
          <table:table-cell table:formula="of:=AVERAGE([.J24:.J32])" office:value-type="float" office:value="0.221831821899009">
            <text:p>0.2218318219</text:p>
          </table:table-cell>
          <table:table-cell table:formula="of:=AVERAGE([.K24:.K32])" office:value-type="float" office:value="0.318069722222222">
            <text:p>0.3180697222</text:p>
          </table:table-cell>
          <table:table-cell table:number-columns-repeated="1013"/>
        </table:table-row>
        <table:table-row table:style-name="ro2">
          <table:table-cell table:number-columns-repeated="11" office:value-type="string">
            <text:p>Steve/</text:p>
          </table:table-cell>
          <table:table-cell table:number-columns-repeated="1013"/>
        </table:table-row>
        <table:table-row table:style-name="ro2">
          <table:table-cell table:formula="of:=AVERAGE([.A34:.A45])" office:value-type="float" office:value="189576.083333333">
            <text:p>189576.083333333</text:p>
          </table:table-cell>
          <table:table-cell table:formula="of:=AVERAGE([.B34:.B45])" office:value-type="float" office:value="136131.583333333">
            <text:p>136131.583333333</text:p>
          </table:table-cell>
          <table:table-cell table:formula="of:=AVERAGE([.C34:.C45])" office:value-type="float" office:value="118387.583333333">
            <text:p>118387.583333333</text:p>
          </table:table-cell>
          <table:table-cell table:formula="of:=AVERAGE([.D34:.D45])" office:value-type="float" office:value="277856.5">
            <text:p>277856.5</text:p>
          </table:table-cell>
          <table:table-cell table:formula="of:=AVERAGE([.E34:.E45])" office:value-type="float" office:value="69852.8333333333">
            <text:p>69852.8333333333</text:p>
          </table:table-cell>
          <table:table-cell table:formula="of:=AVERAGE([.F34:.F45])" office:value-type="float" office:value="24642.75">
            <text:p>24642.75</text:p>
          </table:table-cell>
          <table:table-cell table:formula="of:=AVERAGE([.G34:.G45])" office:value-type="float" office:value="39154">
            <text:p>39154</text:p>
          </table:table-cell>
          <table:table-cell table:formula="of:=AVERAGE([.H34:.H45])" office:value-type="float" office:value="0.330132949092772">
            <text:p>0.3301329491</text:p>
          </table:table-cell>
          <table:table-cell table:formula="of:=AVERAGE([.I34:.I45])" office:value-type="float" office:value="4.00118601031467">
            <text:p>4.0011860103</text:p>
          </table:table-cell>
          <table:table-cell table:formula="of:=AVERAGE([.J34:.J45])" office:value-type="float" office:value="0.207609341753411">
            <text:p>0.2076093418</text:p>
          </table:table-cell>
          <table:table-cell table:formula="of:=AVERAGE([.K34:.K45])" office:value-type="float" office:value="0.295968958333333">
            <text:p>0.2959689583</text:p>
          </table:table-cell>
          <table:table-cell table:number-columns-repeated="101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Fisk</meta:initial-creator>
    <meta:creation-date>2014-10-26T17:23:03</meta:creation-date>
    <dc:date>2014-10-26T18:01:41</dc:date>
    <dc:creator>James Fisk</dc:creator>
    <meta:editing-duration>PT8M7S</meta:editing-duration>
    <meta:editing-cycles>1</meta:editing-cycles>
    <meta:document-statistic meta:table-count="3" meta:cell-count="602" meta:object-count="0"/>
    <meta:generator>LibreOffice/3.5$Linux_X86_64 LibreOffice_project/350m1$Build-2</meta:generator>
  </office:meta>
</office:document-meta>
</file>